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officeooo:paragraph-rsid="001cd809"/>
    </style:style>
    <style:style style:name="P9" style:family="paragraph" style:parent-style-name="List_20_Paragraph">
      <style:text-properties fo:font-size="14pt" style:font-size-asian="14pt"/>
    </style:style>
    <style:style style:name="P10" style:family="paragraph" style:parent-style-name="List_20_Paragraph">
      <style:text-properties fo:font-size="14pt" officeooo:rsid="001f81e3" officeooo:paragraph-rsid="001f81e3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2" style:family="paragraph" style:parent-style-name="Standard" style:list-style-name="L1">
      <style:text-properties officeooo:paragraph-rsid="001cd809"/>
    </style:style>
    <style:style style:name="P13" style:family="paragraph" style:parent-style-name="Standard" style:list-style-name="L1">
      <style:text-properties officeooo:rsid="001cd809" officeooo:paragraph-rsid="001cd809"/>
    </style:style>
    <style:style style:name="P14" style:family="paragraph" style:parent-style-name="List_20_Paragraph" style:list-style-name="WW8Num1">
      <style:paragraph-properties fo:text-align="justify" style:justify-single-word="false"/>
    </style:style>
    <style:style style:name="P15" style:family="paragraph" style:parent-style-name="List_20_Paragraph" style:list-style-name="WW8Num2"/>
    <style:style style:name="P16" style:family="paragraph" style:parent-style-name="List_20_Paragraph" style:list-style-name="WW8Num2">
      <style:text-properties fo:font-size="14pt" style:font-size-asian="14pt"/>
    </style:style>
    <style:style style:name="P17" style:family="paragraph" style:parent-style-name="List_20_Paragraph" style:list-style-name="WW8Num2">
      <style:text-properties fo:font-size="14pt" officeooo:rsid="00230edf" officeooo:paragraph-rsid="00230edf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f81e3" style:font-size-asian="14pt"/>
    </style:style>
    <style:style style:name="T10" style:family="text">
      <style:text-properties fo:font-size="14pt" officeooo:rsid="0021df52" style:font-size-asian="14pt"/>
    </style:style>
    <style:style style:name="T11" style:family="text">
      <style:text-properties fo:font-size="14pt" officeooo:rsid="00230edf" style:font-size-asian="14pt"/>
    </style:style>
    <style:style style:name="T12" style:family="text">
      <style:text-properties fo:font-size="14pt" fo:font-style="italic" fo:font-weight="bold" style:font-size-asian="14pt" style:font-style-asian="italic" style:font-weight-asian="bold"/>
    </style:style>
    <style:style style:name="T13" style:family="text">
      <style:text-properties fo:font-size="14pt" fo:font-style="italic" fo:font-weight="bold" officeooo:rsid="00230edf" style:font-size-asian="14pt" style:font-style-asian="italic" style:font-weight-asian="bold"/>
    </style:style>
    <style:style style:name="T14" style:family="text">
      <style:text-properties officeooo:rsid="001cd809"/>
    </style:style>
    <style:style style:name="T15" style:family="text">
      <style:text-properties officeooo:rsid="00230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8"><text:span text:style-name="T3">Alumno</text:span><text:span text:style-name="T4">s</text:span><text:span text:style-name="T3">:</text:span><text:span text:style-name="T1"> </text:span></text:p>
      <text:list xml:id="list5073341228327542408" text:style-name="L1">
        <text:list-item>
          <text:p text:style-name="P12"><text:span text:style-name="T2">Navarro Patricio</text:span><text:span text:style-name="T1"> – </text:span><text:span text:style-name="T2">90007</text:span></text:p>
        </text:list-item>
        <text:list-item>
          <text:p text:style-name="P13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Standard"><text:span text:style-name="T7">Este documento tiene como finalidad mostrar el avance realizado en el sprint </text:span><text:span text:style-name="T11">4</text:span><text:span text:style-name="T7"> del trabajo profesional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11">4</text:span><text:span text:style-name="T7"> sprint del proyecto </text:span><text:span text:style-name="T8">NutriDietas</text:span><text:span text:style-name="T7">. El </text:span><text:span text:style-name="T11">04</text:span><text:span text:style-name="T7">/</text:span><text:span text:style-name="T8">0</text:span><text:span text:style-name="T11">9</text:span><text:span text:style-name="T8">/2015</text:span><text:span text:style-name="T7"> </text:span><text:span text:style-name="T8">nos juntamos</text:span><text:span text:style-name="T7"> con el cliente para mostrar los avances y consultar algunas dudas que estaban presentes. A continuación se detalla la minuta de la reunión.</text:span></text:p>
      <text:p text:style-name="P6"/>
      <text:p text:style-name="P4">Minuta reunión con <text:span text:style-name="T14">la Lic. Gabin</text:span></text:p>
      <text:p text:style-name="P6"/>
      <text:p text:style-name="P7"><text:span text:style-name="T12">En la reunión se mostraron los avances sobre los objetivos del Sprint </text:span><text:span text:style-name="T13">4</text:span><text:span text:style-name="T12">:</text:span></text:p>
      <text:list xml:id="list8072863567028185020" text:style-name="WW8Num1">
        <text:list-item>
          <text:p text:style-name="P14"><text:span text:style-name="T10">Se </text:span><text:span text:style-name="T11">implemento en</text:span><text:span text:style-name="T10"> el panel del administrador </text:span><text:span text:style-name="T11">la posibilidad de</text:span><text:span text:style-name="T10"> </text:span><text:span text:style-name="T11">visualizar de las medidas cargadas por los usuarios</text:span><text:span text:style-name="T10">.</text:span><text:span text:style-name="T7"> </text:span></text:p>
        </text:list-item>
        <text:list-item>
          <text:p text:style-name="P14"><text:span text:style-name="T10">Se </text:span><text:span text:style-name="T11">mejoro la pantalla de carga de medidas por parte de los usuarios</text:span><text:span text:style-name="T9">.</text:span></text:p>
        </text:list-item>
        <text:list-item>
          <text:p text:style-name="P14"><text:span text:style-name="T11">Se realizaron mutiples fixes y mejoras en las funcionalidades como en la visualizacion del sitio</text:span><text:span text:style-name="T10">.</text:span></text:p>
        </text:list-item>
      </text:list>
      <text:p text:style-name="P9"/>
      <text:p text:style-name="P10"/>
      <text:p text:style-name="P9">Luego del análisis de lo implementado se comentó los temas a desarrollar en el próximo Sprint:</text:p>
      <text:p text:style-name="P9"/>
      <text:list xml:id="list2264792080820829115" text:style-name="WW8Num2">
        <text:list-item>
          <text:p text:style-name="P16">Corregir situaciones planteadas por el Cliente. </text:p>
        </text:list-item>
        <text:list-item>
          <text:p text:style-name="P15"><text:span text:style-name="T11">Cambio importante en las cargas de las medidas para cumplir correcta e eficientemente con el modelo de negocio</text:span><text:span text:style-name="T7">.</text:span></text:p>
        </text:list-item>
        <text:list-item>
          <text:p text:style-name="P16"><text:span text:style-name="T15">Realizacion de los graficos en funcion de los datos historicos cargados</text:span>. </text:p>
        </text:list-item>
        <text:list-item>
          <text:p text:style-name="P17">Agregar fecha de peso minimo y maximo historico.</text:p>
        </text:list-item>
        <text:list-item>
          <text:p text:style-name="P17">Dividir las dietas en varios tipos distintos algunas excluyentes entre s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6T16:15:58.936426001</dc:date>
    <meta:editing-cycles>5</meta:editing-cycles>
    <meta:editing-duration>P2171DT9H50M9S</meta:editing-duration>
    <meta:generator>LibreOffice/4.2.8.2$Linux_x86 LibreOffice_project/420m0$Build-2</meta:generator>
    <meta:document-statistic meta:table-count="0" meta:image-count="0" meta:object-count="0" meta:page-count="2" meta:paragraph-count="20" meta:word-count="218" meta:character-count="1325" meta:non-whitespace-character-count="1129"/>
  </office:meta>
</office:document-meta>
</file>